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6611cc" fo:font-size="10pt" style:font-size-asian="10pt" style:font-size-complex="10pt" fo:background-color="#ffffff"/>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gends of the Galactic Heroes – Recenzja</text:p>
      <text:p text:style-name="P3"/>
      <text:p text:style-name="P3"/>
      <text:p text:style-name="P2">Krótka piłka – jaka jest najlepsza space opera, jaka kiedykolwiek powstała? <office:annotation office:name="__Annotation__8_1810376546"><dc:creator>Maciej Jarocki</dc:creator><dc:date>2016-12-31T00:07:52</dc:date><text:p><text:span text:style-name="T2">Takie było zadanie (uśmiech)</text:span></text:p></office:annotation><office:annotation office:name="__Annotation__6_1810376546"><dc:creator>Gandzia Gandzia</dc:creator><dc:date>2016-12-31T00:07:52</dc:date><text:p><text:span text:style-name="T2">Triggered</text:span></text:p></office:annotation>Większość powie pewnie, że saga Star Wars z jej Starą i Nową Trylogią. Ja jednak mogę z pewnością stwierdzić, że “Legends of the Galactic Heroes” przewyższa ją z łatwością.<office:annotation-end office:name="__Annotation__6_1810376546"/><office:annotation-end office:name="__Annotation__8_1810376546"/></text:p>
      <text:p text:style-name="P2"/>
      <text:p text:style-name="P2">“Legends of the Galactic Heroes” to dosyć stare anime (pochodzące z roku 1988), które w porównaniu do wymienionej powyżej serii jest bardzo mało znane. Jest to tym bardziej szokujące, że LotGH jest powszechnie uznawane za arcydzieło.</text:p>
      <text:p text:style-name="P2"/>
      <text:p text:style-name="P2">Samo „Legends…” opowiada historię ludzkości, która wiele setek lat później w wyniku licznych wynalazków oraz konfliktów wewnętrznych jest podzielona jak nigdy. Obecnie znana galaktyka gości dwa wielkie państwa – <office:annotation office:name="__Annotation__22_1810376546"><dc:creator>Maciej Jarocki</dc:creator><dc:date>2016-12-31T00:05:21</dc:date><text:p><text:span text:style-name="T2">Jedyny prawilny hymn Imperium: https://www.youtube.com/watch?v=8nt7L3_eVVs</text:span></text:p></office:annotation><office:annotation office:name="__Annotation__20_1810376546"><dc:creator>Gandzia Gandzia</dc:creator><dc:date>2016-12-31T00:05:21</dc:date><text:p><text:span text:style-name="T2">https://www.youtube.com/watch?v=OM8paK9o_X8</text:span></text:p></office:annotation>Imperium Galaktyczne<office:annotation-end office:name="__Annotation__20_1810376546"/><office:annotation-end office:name="__Annotation__22_1810376546"/> (inspirowane Cesarstwem Niemieckim) oraz Przymierze Wolnych Planet (inspirowane Republiką Chińską oraz demokracją amerykańską). Od przeszło 150 lat obydwa te twory są w stanie permanentnej wojny i żadna ze stron nie jest w stanie uzyskać przewagi lub zgodzić się na pokój. W tym właśnie okresie młody, ambitny i obłędnie utalentowany hrabia Reinhard von Lohengramm otrzymuje pozycję admirała floty Imperium Galaktycznego i od tego momentu zaczyna się akcja właściwa tego anime. “Legends of Galactic Heroes” ma dokładnie 110 odcinków podzielonych na 4 sezony i właściwie od początku do końca fabuła jest prowadzona niemalże bezbłędnie. Mamy w tej serii w sumie wszystko – wielkie bitwy w kosmosie, intrygi polityczne, dużo rozważań filozoficznych, rozważania o ustrojach politycznych, romanse i tragedie jednostek i wiele więcej.</text:p>
      <text:p text:style-name="P3"/>
      <text:p text:style-name="P2"/>
      <text:p text:style-name="P2">Wszystko to jest tak dobre, ponieważ lista postaci, które wspierają wymienione powyżej wątki, jest niesamowicie bogata. Ciekawym przykładem jest chociażby obejrzenie openingu do 1 odcinka tej serii. Pojawia się w nim masa bohaterów wyglądających dosyć podobnie i byłem przekonany, że nie ma realnej możliwości, bym kogokolwiek zapamiętał. Do końca anime byłem jednak w stanie podać powyżej 3/4 nazwisk oraz funkcje, charakter i cechy charakterystyczne każdej postaci z openingu. Jest to możliwe, ponieważ LotGH ma tonę interesujących wątków pobocznych oraz często uchyla się od kontynuowania wątku głównego, by zamiast tego skupić się na dylematach pojedynczej, mniej istotnej osobistości. Trzeba też pamiętać, że chociaż LotGH jest raczej „Imperium-centryczne”, to niemalże połowa czasu tego show jest poświęcona dla postaci z Przymierza Wolnych Planet, skąd mamy kolejne kilkanaście interesujących charakterów. Gdybym sam miał wymienić swoich ulubieńców, na pewno byliby to: Reinhard, Yang Wen-li, Reuntal, Mittermeyer, Oberstein, Mueller, Bittenfeld, Schenkoppf, Poplan, Merkatz oraz Kircheis.</text:p>
      <text:p text:style-name="P2"/>
      <text:p text:style-name="P2">„Legends…” jest mało miłosierne. Niestety, wielka lista interesujących charakterów oznacza również wielką listę paskudnych śmierci. Postacie umierają powszechnie. Czasem ich nadchodzący koniec jest sugerowany widzowi przez kilka odcinków, by pozwolić mu się przyzwyczaić i przygotować, a czasem umierają nagle i bez ostrzeżenia w ciągu paru sekund. Twórcy LotGH zabijali ukochanych bohaterów show na długo zanim Martin uczynił to modnym i dzięki temu potrafią naprawdę poruszyć widza. Tak samo też trudno zachować spokój, gdyż bitwy kosmiczne czy walki abordażowe są bardzo intensywne i brutalne, zaskakując też swoją gigantyczną skalą. W bitwach uczestniczy nawet 100.000 okrętów, a starcia mogą trwać kilka dni – w samym zaś anime jedna bitwa może otrzymać dwa pełne odcinki. <office:annotation office:name="__Annotation__53_1810376546"><dc:creator>Gandzia Gandzia</dc:creator><dc:date>2016-12-31T00:14:27</dc:date><text:p><text:span text:style-name="T2">Ale Star Łorsy to ty szanuj, co?</text:span></text:p></office:annotation>„Starcia” ze Star Warsów przy tym anime wyglądają na żałosne, niewielkie potyczki.<office:annotation-end office:name="__Annotation__53_1810376546"/></text:p>
      <text:p text:style-name="P2"/>
      <text:p text:style-name="P2">W porównaniu do takiej właśnie sagi autorstwa George Lucasa, LotGH nie przedstawia walki dobra ze złem, “bieli z czernią”. Co ważne jednak, nie jest to tępe silenie się na “szarość” i “wszyscy są tak samo źli”. Anime to robi rzecz dokładnie odwrotną. Parafrazując jednego z głównych bohaterów serii, to, co w niej jest prezentowane, to walka dobra z dobrem. Obiektywnie obie frakcje, czyli klika oficerów pod dowództwem Reinharda von Lohengramma oraz Yang Wen-li mają rację i ich przekonania są słuszne, choć są wzajemnie wobec siebie sprzeczne. Postaci realnie złych, których oglądający powinien nienawidzić, jest bardzo mało i można je w sumie wymienić z pamięci na palcach jednej ręki.</text:p>
      <text:p text:style-name="P2"/>
      <text:p text:style-name="P2">Rozpisałem peany na temat wspaniałości fabularnej LotGH, ale czy ma ona jakieś wady? Ciężko mi to przyznać, ale ma. W LotGH pojawiają się też wątki religijne, jednak w porównaniu do np. rozważań o ustrojach politycznych brakuje im jakiejkolwiek finezji i dobrego smaku. W Przymierzu panuje powszechny ateizm, w Imperium zaadaptowany został kult nordycki, zaś jedyną w sumie poważną religią występującą w tym anime jest Kult Ziemi, który na początku zapowiada się na bardzo potężny i interesujący fabularnie, a potem zawodzi na całej linii. Prawdę powiedziawszy, terrarystów można byłoby całkowicie z tego anime wykreślić i seria ta nic by na tym nie straciła. Czasami też zdarzają się głupotki fabularne, najczęściej w trakcie bitew w kosmosie. Najczęściej objawia się to poprzez chwilowe zaćmienie mózgu normalnie doskonałych admirałów albo przez mało zrozumiałe dla widza manewry taktyczne, które nie powinny mieć żadnego wpływu na cokolwiek.</text:p>
      <text:p text:style-name="P2"/>
      <text:p text:style-name="P2">Jeśli chodzi o oprawę audiowizualną, nie jest ona oczywiście wybitna jak na dzisiejsze czasy, ale dzięki zastosowaniu dosyć realistycznego i prostego stylu graficznego, anime to właściwie się nie zestarzało i można je oglądać bez zgrzytania zębami. Animacje laserów i okrętów mogą się na początku wydawać paskudnie prymitywne, ale z sezonu na sezon jest coraz lepiej i przestaje to razić. Jednak tym, czym LotGH miażdży, jest doskonała oprawa muzyczna, zasilana przez masę klasycznych kompozycji. Z kompozytorów bardzo popularni są Mahler oraz Dvorak, zaś autorskie kompozycje jak „Valkyrie Loves Thy Bravery”, hymn Przymierza Wolnych Planet, wszystkie openingi oraz endingi do odcinków ze szczególnym zaznaczeniem „Skies of Love” oraz „Sea of Stars” to poezja dla uszu. LotGH nie musi się czuć „gorszy” w tym zakresie od Star Wars i kompozycji autorstwa Johna Williamsa.</text:p>
      <text:p text:style-name="P2"/>
      <text:p text:style-name="P2">Podsumowując, Legends of the Galactic Heroes to space-opera o niespotykanej jakości i wspaniałej fabule oraz dbałości o detale. Jeśli ma ona jakąś naprawdę poważną i znaczącą wadę, to jest nią to, że po zakończeniu oglądania tej serii ciężko oglądać jakiekolwiek inne show, gdyż porównując je do LotGH, to wszystko wygląda blado. Nie powinien to być jednak powód, by tego anime nie obejrzeć i ostatecznie bardzo je polecam – jest to niezapomniane przeżycie.</text:p>
      <text:p text:style-name="P1"/>
      <text:p text:style-name="P1">Obrazki:</text:p>
      <text:p text:style-name="P1"/>
      <text:p text:style-name="P1"/>
      <text:p text:style-name="P1"><text:soft-page-break/>http://puu.sh/sIbeG/efa415db03.jpg</text:p>
      <text:p text:style-name="P1"><text:a xlink:type="simple" xlink:href="http://puu.sh/sHovr/bd7f0e49a7.jpg" text:style-name="Internet_20_link" text:visited-style-name="Visited_20_Internet_20_Link"><text:span text:style-name="T1">http://puu.sh/sHovr/bd7f0e49a7.jpg</text:span></text:a></text:p>
      <text:p text:style-name="P1"><text:a xlink:type="simple" xlink:href="http://puu.sh/sHoUk/754991ace4.jpg" text:style-name="Internet_20_link" text:visited-style-name="Visited_20_Internet_20_Link"><text:span text:style-name="T1">http://puu.sh/sHoUk/754991ace4.jpg</text:span></text:a></text:p>
      <text:p text:style-name="P1"><text:a xlink:type="simple" xlink:href="http://puu.sh/sHps1/c9ec388d20.jpg" text:style-name="Internet_20_link" text:visited-style-name="Visited_20_Internet_20_Link"><text:span text:style-name="T1">http://puu.sh/sHps1/c9ec388d20.jpg</text:span></text:a></text:p>
      <text:p text:style-name="P1"><text:a xlink:type="simple" xlink:href="http://puu.sh/sHp8y/97ea1d3907.jpg" text:style-name="Internet_20_link" text:visited-style-name="Visited_20_Internet_20_Link"><text:span text:style-name="T1">http://puu.sh/sHp8y/97ea1d3907.jp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6" meta:word-count="958" meta:character-count="6677" meta:non-whitespace-character-count="5729"/>
    <meta:generator>LibreOfficeDev/5.1.0.3$Linux_X86_64 LibreOffice_project/</meta:generator>
  </office:meta>
</office:document-meta>
</file>